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00aaad" draw:stroke-linejoin="miter" draw:fill="none" fo:padding-top="0.266cm" fo:padding-bottom="0.266cm" fo:padding-left="0.391cm" fo:padding-right="0.391cm"/>
    </style:style>
    <style:style style:name="gr2" style:family="graphic" style:parent-style-name="standard">
      <style:graphic-properties draw:stroke="solid" svg:stroke-width="0.282cm" svg:stroke-color="#00aaad" draw:stroke-linejoin="miter" draw:fill="solid" draw:fill-color="#fff200" fo:padding-top="0.266cm" fo:padding-bottom="0.266cm" fo:padding-left="0.391cm" fo:padding-right="0.39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200"/>
    </style:style>
  </office:automatic-styles>
  <office:body>
    <office:drawing>
      <draw:page draw:name="page1" draw:style-name="dp1" draw:master-page-name="Default">
        <draw:path draw:style-name="gr1" draw:text-style-name="P1" draw:layer="layout" svg:width="6.491cm" svg:height="6.491cm" svg:x="1.27cm" svg:y="1.27cm" svg:viewBox="0 0 6492 6492" svg:d="M6492 3246c0 598-136 1106-435 1623-299 518-670 889-1188 1188-517 299-1025 435-1623 435s-1105-136-1623-435c-517-299-889-670-1188-1188-299-517-435-1025-435-1623s136-1105 435-1623c299-517 671-889 1188-1188 518-299 1025-435 1623-435s1106 136 1623 435c518 299 889 671 1188 1188 299 518 435 1025 435 1623z">
          <text:p/>
        </draw:path>
        <draw:path draw:style-name="gr2" draw:text-style-name="P2" draw:layer="layout" svg:width="1.411cm" svg:height="1.411cm" svg:x="6.068cm" svg:y="6.068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  <draw:path draw:style-name="gr2" draw:text-style-name="P2" draw:layer="layout" svg:width="1.411cm" svg:height="1.411cm" svg:x="3.888cm" svg:y="3.788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031cm" fo:page-height="9.0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6T23:54:27.432689690</dc:date>
    <meta:editing-duration>PT32S</meta:editing-duration>
    <meta:editing-cycles>1</meta:editing-cycles>
    <meta:document-statistic meta:object-count="3"/>
    <meta:generator>LibreOffice/6.0.7.3$Linux_X86_64 LibreOffice_project/00m0$Build-3</meta:generator>
  </office:meta>
</office:document-meta>
</file>